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5a65f" officeooo:paragraph-rsid="0015a65f"/>
    </style:style>
    <style:style style:name="P2" style:family="paragraph" style:parent-style-name="Standard">
      <style:paragraph-properties fo:text-align="end" style:justify-single-word="false" style:writing-mode="rl-tb"/>
      <style:text-properties officeooo:paragraph-rsid="0015a65f"/>
    </style:style>
    <style:style style:name="P3" style:family="paragraph" style:parent-style-name="Standard" style:list-style-name="L1">
      <style:paragraph-properties fo:text-align="end" style:justify-single-word="false" style:writing-mode="rl-tb"/>
      <style:text-properties officeooo:rsid="0017e8e6" officeooo:paragraph-rsid="0017e8e6"/>
    </style:style>
    <style:style style:name="P4" style:family="paragraph" style:parent-style-name="Standard" style:list-style-name="L1">
      <style:paragraph-properties fo:text-align="end" style:justify-single-word="false" style:writing-mode="rl-tb"/>
      <style:text-properties officeooo:rsid="0019bc23" officeooo:paragraph-rsid="0019bc23"/>
    </style:style>
    <style:style style:name="P5" style:family="paragraph" style:parent-style-name="Standard" style:list-style-name="L1">
      <style:paragraph-properties fo:text-align="end" style:justify-single-word="false" style:writing-mode="rl-tb"/>
      <style:text-properties officeooo:paragraph-rsid="0017e8e6"/>
    </style:style>
    <style:style style:name="P6" style:family="paragraph" style:parent-style-name="Standard">
      <style:paragraph-properties fo:text-align="end" style:justify-single-word="false" style:writing-mode="rl-tb"/>
      <style:text-properties officeooo:rsid="001abf02" officeooo:paragraph-rsid="001abf02"/>
    </style:style>
    <style:style style:name="T1" style:family="text">
      <style:text-properties officeooo:rsid="0016e3ee"/>
    </style:style>
    <style:style style:name="T2" style:family="text">
      <style:text-properties officeooo:rsid="0015a65f"/>
    </style:style>
    <style:style style:name="T3" style:family="text">
      <style:text-properties officeooo:rsid="0019bc23"/>
    </style:style>
    <style:style style:name="T4" style:family="text">
      <style:text-properties officeooo:rsid="0017e8e6"/>
    </style:style>
    <style:style style:name="T5" style:family="text">
      <style:text-properties officeooo:rsid="001abf02"/>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سلام. من دیگه نمیام. به مهندس هم بگو در این خصوص با من تماس نگیره</text:p>
      <text:p text:style-name="P2"><text:span text:style-name="T2">از جمله دلایلی که د</text:span><text:span text:style-name="T1">ی</text:span><text:span text:style-name="T2">گه نمیخام بیام اینها هست:</text:span></text:p>
      <text:list xml:id="list2943579070" text:style-name="L1">
        <text:list-item>
          <text:p text:style-name="P3">طبق آگهی قرار بود من بیام شرکت و بعد از کارآموزی روزی سه تا نصب داشته باشم که نتیجه‌ای نداشت</text:p>
        </text:list-item>
        <text:list-item>
          <text:p text:style-name="P5"><text:span text:style-name="T4">طبق قرارداد قرار بود که من به عنوان کارآموز بیام داخل شرکت و در ازای </text:span><text:span text:style-name="T3">پ</text:span><text:span text:style-name="T4">رداخت مبلغی نصب انواع سیستم‌های حفاظتی ساختمان رو یاد بگیرم که در ابتدای کار بدون مشکل کار جلو رفت ولی بعد از اون شاهد ادامه کار نبودیم. طبق این قرارداد قرار بود من روزی یک ساعت آموزش ببینم</text:span></text:p>
        </text:list-item>
        <text:list-item>
          <text:p text:style-name="P4">همونطور که قبلش گفتم قرار بود من نصاب سیستم‌ های امنیتی بشم ولی داخل شرکت بخش IT و سایت و تدوین فیلم و … با منه. اگر قرار باشه من مسءول این بخش باشم خیلی جاهای بهتری رو میشناسم که هم نزدیک خونه خودمونه یا اصلن تو خونه خودمون میتونم انجام بدم و لازم نسیتم هر روز یک ساعت از شمال تا جنوب تهران با هزینه خودم بیام و رایگان کاری رو انجام بدم. در ضمن درآمد بسیار بالاتری هم میتونم داشته باشم ولی چون مدت زیادی با کامپیوتر کار کردم دیگه نمیخام اینکار رو انجام بدم و همونطور که چند روز پیش گفتم یه کار خسته کنندس.</text:p>
        </text:list-item>
        <text:list-item>
          <text:p text:style-name="P4">ساختن سایت برای من هیچ سودی نداره و این سایت رو من برای خودم نمیسازم و هر چند که فقط قسمت پرداختش مونده ولی تمایلی به ادامه دادن اون ندارم حتی اگه بخام اون رو تکمیل کنم و بعدش از اونجا برم. برای اینکه سایت یه چیزی نیست که تمومی داشته باشه و هر روز باید آپدیت بشه. به نظر من اگر با یک برنامه نویس دیگه یا حتی یک تیم برنامه نویسی کار بشه بهتره. چون حداقل میدونیم هیچ وقت ساپورت کردن سایت به اتمام نمیرسه.</text:p>
        </text:list-item>
        <text:list-item>
          <text:p text:style-name="P4">قرار بود من بعد از سایت وارد قسمت فروش و بشم و همزمان مدیریت سایت رو هم انجام. فروش هم که خودتون میدونید من برای اون به شرکت نیومده بودم. <text:span text:style-name="T5">بلکه برای نصاب شدن اومده بودم که نتیجه‌ای نداشت.</text:span></text:p>
        </text:list-item>
      </text:list>
      <text:p text:style-name="P6">به این دلایل من ترجیح میدم داخل شرکت نمونم چون که اصلاً برای من به صرفه نیست. با وجودی که آقای ردایی در مدتی که اینجا بود مقدار کمی درآمد داشت ولی من فقط ضرر کردم و به نظرم بهتره که دیگه ادامه ندم</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22:31:34.340512509</meta:creation-date>
    <dc:date>2021-10-11T08:48:11.931643671</dc:date>
    <meta:editing-duration>PT21M32S</meta:editing-duration>
    <meta:editing-cycles>5</meta:editing-cycles>
    <meta:generator>LibreOffice/6.4.7.2$Linux_X86_64 LibreOffice_project/40$Build-2</meta:generator>
    <meta:document-statistic meta:table-count="0" meta:image-count="0" meta:object-count="0" meta:page-count="1" meta:paragraph-count="8" meta:word-count="380" meta:character-count="1756" meta:non-whitespace-character-count="1389"/>
  </office:meta>
</office:document-meta>
</file>